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DB306FBCC5FBC96.png" manifest:media-type="image/png"/>
  <manifest:file-entry manifest:full-path="Pictures/1000020100000556000003009F4DCD31EDDC3517.png" manifest:media-type="image/png"/>
  <manifest:file-entry manifest:full-path="Pictures/10000201000005560000030060B32BBBA6079233.png" manifest:media-type="image/png"/>
  <manifest:file-entry manifest:full-path="Pictures/100002010000055600000300F3ED1CB066E63D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fdc" officeooo:paragraph-rsid="0011df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4.639cm, 3.0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6.439cm, 4.69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8.068cm, 11.34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6.448cm, 14.36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cm" svg:y="1.72cm" svg:width="16.598cm" svg:height="10.174cm" draw:z-index="0"><draw:image xlink:href="Pictures/1000020100000556000003009F4DCD31EDDC3517.png" xlink:type="simple" xlink:show="embed" xlink:actuate="onLoad" loext:mime-type="image/png"/></draw:frame>MERGE CONFLICT:</text:p>
      <text:p text:style-name="Standard"/>
      <text:p text:style-name="Standard"/>
      <text:p text:style-name="Standard"/>
      <text:p text:style-name="Standard"><draw:frame draw:style-name="fr2" draw:name="Image2" text:anchor-type="paragraph" svg:x="-0.106cm" svg:y="0.168cm" svg:width="14.931cm" svg:height="11.836cm" draw:z-index="1"><draw:image xlink:href="Pictures/100002010000055600000300F3ED1CB066E63D9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3" text:anchor-type="paragraph" svg:x="-0.474cm" svg:y="0.198cm" svg:width="13.818cm" svg:height="6.86cm" draw:z-index="2"><draw:image xlink:href="Pictures/10000201000005560000030060B32BBBA607923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4" text:anchor-type="paragraph" svg:x="0.529cm" svg:y="0.097cm" svg:width="8.396cm" svg:height="5.154cm" draw:z-index="3"><draw:image xlink:href="Pictures/1000020100000556000003004DB306FBCC5FBC9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22:11:25.153850135</meta:creation-date>
    <dc:date>2019-02-06T22:20:13.771085269</dc:date>
    <meta:editing-duration>PT8M48S</meta:editing-duration>
    <meta:editing-cycles>2</meta:editing-cycles>
    <meta:generator>LibreOffice/6.0.3.2$Linux_X86_64 LibreOffice_project/00m0$Build-2</meta:generator>
    <meta:document-statistic meta:table-count="0" meta:image-count="4" meta:object-count="0" meta:page-count="2" meta:paragraph-count="1" meta:word-count="2" meta:character-count="15" meta:non-whitespace-character-count="14"/>
  </office:meta>
</office:document-meta>
</file>